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Recherche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 table:number-columns-repeated="3"/>
        </table:table-row>
        <table:table-row table:style-name="ro1">
          <table:table-cell office:value-type="string">
            <text:p>Tableau</text:p>
          </table:table-cell>
          <table:table-cell office:value-type="float" office:value="1394">
            <text:p>1394</text:p>
          </table:table-cell>
          <table:table-cell office:value-type="float" office:value="5246">
            <text:p>5246</text:p>
          </table:table-cell>
          <table:table-cell office:value-type="float" office:value="20399">
            <text:p>20399</text:p>
          </table:table-cell>
          <table:table-cell office:value-type="float" office:value="10543">
            <text:p>10543</text:p>
          </table:table-cell>
          <table:table-cell office:value-type="float" office:value="93602">
            <text:p>93602</text:p>
          </table:table-cell>
          <table:table-cell office:value-type="float" office:value="1210086">
            <text:p>1210086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table:formula="of:=[.B1]" office:value-type="float" office:value="10">
            <text:p>10</text:p>
          </table:table-cell>
          <table:table-cell table:formula="of:=[.C1]" office:value-type="float" office:value="100">
            <text:p>100</text:p>
          </table:table-cell>
          <table:table-cell table:formula="of:=[.D1]" office:value-type="float" office:value="1000">
            <text:p>1000</text:p>
          </table:table-cell>
          <table:table-cell table:formula="of:=[.E1]" office:value-type="float" office:value="10000">
            <text:p>10000</text:p>
          </table:table-cell>
          <table:table-cell table:formula="of:=[.F1]" office:value-type="float" office:value="100000">
            <text:p>100000</text:p>
          </table:table-cell>
          <table:table-cell table:formula="of:=[.G1]" office:value-type="float" office:value="1000000">
            <text:p>1000000</text:p>
          </table:table-cell>
          <table:table-cell table:number-columns-repeated="3"/>
        </table:table-row>
        <table:table-row table:style-name="ro1">
          <table:table-cell office:value-type="string">
            <text:p>HashTable</text:p>
          </table:table-cell>
          <table:table-cell office:value-type="float" office:value="2479">
            <text:p>2479</text:p>
          </table:table-cell>
          <table:table-cell office:value-type="float" office:value="3557">
            <text:p>3557</text:p>
          </table:table-cell>
          <table:table-cell office:value-type="float" office:value="29014">
            <text:p>29014</text:p>
          </table:table-cell>
          <table:table-cell office:value-type="float" office:value="263472">
            <text:p>263472</text:p>
          </table:table-cell>
          <table:table-cell office:value-type="float" office:value="7651351">
            <text:p>7651351</text:p>
          </table:table-cell>
          <table:table-cell office:value-type="float" office:value="50445473">
            <text:p>50445473</text:p>
          </table:table-cell>
          <table:table-cell table:number-columns-repeated="2"/>
          <table:table-cell>
            <draw:frame table:end-cell-address="Feuille1.T28" table:end-x="0.516cm" table:end-y="0.189cm" draw:z-index="1" draw:style-name="gr1" svg:width="22.333cm" svg:height="10.559cm" svg:x="0.764cm" svg:y="0.427cm">
              <draw:object draw:notify-on-update-of-ranges="Feuille1.B1:Feuille1.G1 Feuille1.A4:Feuille1.A4 Feuille1.B4:Feuille1.G4 Feuille1.A5:Feuille1.A5 Feuille1.B5:Feuille1.G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50n</text:p>
          </table:table-cell>
          <table:table-cell table:formula="of:=50*[.B1]" office:value-type="float" office:value="500">
            <text:p>500</text:p>
          </table:table-cell>
          <table:table-cell table:formula="of:=50*[.C1]" office:value-type="float" office:value="5000">
            <text:p>5000</text:p>
          </table:table-cell>
          <table:table-cell table:formula="of:=50*[.D1]" office:value-type="float" office:value="50000">
            <text:p>50000</text:p>
          </table:table-cell>
          <table:table-cell table:formula="of:=50*[.E1]" office:value-type="float" office:value="500000">
            <text:p>500000</text:p>
          </table:table-cell>
          <table:table-cell table:formula="of:=50*[.F1]" office:value-type="float" office:value="5000000">
            <text:p>5000000</text:p>
          </table:table-cell>
          <table:table-cell table:formula="of:=50*[.G1]" office:value-type="float" office:value="50000000">
            <text:p>50000000</text:p>
          </table:table-cell>
          <table:table-cell table:number-columns-repeated="3"/>
        </table:table-row>
        <table:table-row table:style-name="ro1">
          <table:table-cell>
            <draw:frame table:end-cell-address="Feuille1.I29" table:end-x="2.222cm" table:end-y="0.32cm" draw:z-index="0" draw:style-name="gr1" svg:width="20.067cm" svg:height="10.559cm" svg:x="0.22cm" svg:y="0.108cm">
              <draw:object draw:notify-on-update-of-ranges="Feuille1.B1:Feuille1.G1 Feuille1.A2:Feuille1.A2 Feuille1.B2:Feuille1.G2 Feuille1.A3:Feuille1.A3 Feuille1.B3:Feuille1.G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3">
          <table:table-cell table:number-columns-repeated="10"/>
        </table:table-row>
        <table:table-row table:style-name="ro1">
          <table:table-cell office:value-type="string">
            <text:p>Insertion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 table:number-columns-repeated="3"/>
        </table:table-row>
        <table:table-row table:style-name="ro1">
          <table:table-cell office:value-type="string">
            <text:p>Tableau</text:p>
          </table:table-cell>
          <table:table-cell office:value-type="float" office:value="2075">
            <text:p>2075</text:p>
          </table:table-cell>
          <table:table-cell office:value-type="float" office:value="5970">
            <text:p>5970</text:p>
          </table:table-cell>
          <table:table-cell office:value-type="float" office:value="8709">
            <text:p>8709</text:p>
          </table:table-cell>
          <table:table-cell office:value-type="float" office:value="30853">
            <text:p>30853</text:p>
          </table:table-cell>
          <table:table-cell office:value-type="float" office:value="248151">
            <text:p>248151</text:p>
          </table:table-cell>
          <table:table-cell office:value-type="float" office:value="4181309">
            <text:p>4181309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table:formula="of:=[.B30]" office:value-type="float" office:value="10">
            <text:p>10</text:p>
          </table:table-cell>
          <table:table-cell table:formula="of:=[.C30]" office:value-type="float" office:value="100">
            <text:p>100</text:p>
          </table:table-cell>
          <table:table-cell table:formula="of:=[.D30]" office:value-type="float" office:value="1000">
            <text:p>1000</text:p>
          </table:table-cell>
          <table:table-cell table:formula="of:=[.E30]" office:value-type="float" office:value="10000">
            <text:p>10000</text:p>
          </table:table-cell>
          <table:table-cell table:formula="of:=[.F30]" office:value-type="float" office:value="100000">
            <text:p>100000</text:p>
          </table:table-cell>
          <table:table-cell table:formula="of:=[.G30]" office:value-type="float" office:value="1000000">
            <text:p>1000000</text:p>
          </table:table-cell>
          <table:table-cell table:number-columns-repeated="3"/>
        </table:table-row>
        <table:table-row table:style-name="ro1">
          <table:table-cell office:value-type="string">
            <text:p>HashTable</text:p>
          </table:table-cell>
          <table:table-cell office:value-type="float" office:value="1470">
            <text:p>1470</text:p>
          </table:table-cell>
          <table:table-cell office:value-type="float" office:value="1424">
            <text:p>1424</text:p>
          </table:table-cell>
          <table:table-cell office:value-type="float" office:value="1549">
            <text:p>1549</text:p>
          </table:table-cell>
          <table:table-cell office:value-type="float" office:value="1183">
            <text:p>1183</text:p>
          </table:table-cell>
          <table:table-cell office:value-type="float" office:value="5847">
            <text:p>5847</text:p>
          </table:table-cell>
          <table:table-cell office:value-type="float" office:value="8487">
            <text:p>8487</text:p>
          </table:table-cell>
          <table:table-cell table:number-columns-repeated="3"/>
        </table:table-row>
        <table:table-row table:style-name="ro1">
          <table:table-cell table:number-columns-repeated="9"/>
          <table:table-cell>
            <draw:frame table:end-cell-address="Feuille1.T57" table:end-x="0.68cm" table:end-y="0.244cm" draw:z-index="3" draw:style-name="gr1" svg:width="22.333cm" svg:height="10.559cm" svg:x="0.928cm" svg:y="0.032cm">
              <draw:object draw:notify-on-update-of-ranges="Feuille1.B1:Feuille1.G1 Feuille1.A33:Feuille1.A33 Feuille1.B33:Feuille1.G3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>
            <draw:frame table:end-cell-address="Feuille1.I58" table:end-x="2.002cm" table:end-y="0.244cm" draw:z-index="2" draw:style-name="gr1" svg:width="20.067cm" svg:height="10.559cm" svg:x="0cm" svg:y="0.032cm">
              <draw:object draw:notify-on-update-of-ranges="Feuille1.B1:Feuille1.F1 Feuille1.A31:Feuille1.A31 Feuille1.B31:Feuille1.G31 Feuille1.A32:Feuille1.A32 Feuille1.B32:Feuille1.G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3">
          <table:table-cell table:number-columns-repeated="10"/>
        </table:table-row>
        <table:table-row table:style-name="ro1">
          <table:table-cell office:value-type="string">
            <text:p>Suppression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 table:number-columns-repeated="3"/>
        </table:table-row>
        <table:table-row table:style-name="ro1">
          <table:table-cell office:value-type="string">
            <text:p>Tableau</text:p>
          </table:table-cell>
          <table:table-cell office:value-type="float" office:value="1545">
            <text:p>1545</text:p>
          </table:table-cell>
          <table:table-cell office:value-type="float" office:value="3652">
            <text:p>3652</text:p>
          </table:table-cell>
          <table:table-cell office:value-type="float" office:value="5024">
            <text:p>5024</text:p>
          </table:table-cell>
          <table:table-cell office:value-type="float" office:value="30378">
            <text:p>30378</text:p>
          </table:table-cell>
          <table:table-cell office:value-type="float" office:value="239235">
            <text:p>239235</text:p>
          </table:table-cell>
          <table:table-cell office:value-type="float" office:value="4828969">
            <text:p>4828969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table:formula="of:=[.B59]" office:value-type="float" office:value="10">
            <text:p>10</text:p>
          </table:table-cell>
          <table:table-cell table:formula="of:=[.C59]" office:value-type="float" office:value="100">
            <text:p>100</text:p>
          </table:table-cell>
          <table:table-cell table:formula="of:=[.D59]" office:value-type="float" office:value="1000">
            <text:p>1000</text:p>
          </table:table-cell>
          <table:table-cell table:formula="of:=[.E59]" office:value-type="float" office:value="10000">
            <text:p>10000</text:p>
          </table:table-cell>
          <table:table-cell table:formula="of:=[.F59]" office:value-type="float" office:value="100000">
            <text:p>100000</text:p>
          </table:table-cell>
          <table:table-cell table:formula="of:=[.G59]" office:value-type="float" office:value="1000000">
            <text:p>1000000</text:p>
          </table:table-cell>
          <table:table-cell table:number-columns-repeated="3"/>
        </table:table-row>
        <table:table-row table:style-name="ro1">
          <table:table-cell office:value-type="string">
            <text:p>HashTable</text:p>
          </table:table-cell>
          <table:table-cell office:value-type="float" office:value="1015">
            <text:p>1015</text:p>
          </table:table-cell>
          <table:table-cell office:value-type="float" office:value="959">
            <text:p>959</text:p>
          </table:table-cell>
          <table:table-cell office:value-type="float" office:value="967">
            <text:p>967</text:p>
          </table:table-cell>
          <table:table-cell office:value-type="float" office:value="880">
            <text:p>880</text:p>
          </table:table-cell>
          <table:table-cell office:value-type="float" office:value="3543">
            <text:p>3543</text:p>
          </table:table-cell>
          <table:table-cell office:value-type="float" office:value="4300">
            <text:p>4300</text:p>
          </table:table-cell>
          <table:table-cell table:number-columns-repeated="2"/>
          <table:table-cell>
            <draw:frame table:end-cell-address="Feuille1.T86" table:end-x="0.873cm" table:end-y="0.033cm" draw:z-index="5" draw:style-name="gr1" svg:width="22.333cm" svg:height="10.559cm" svg:x="1.121cm" svg:y="0.271cm">
              <draw:object draw:notify-on-update-of-ranges="Feuille1.B1:Feuille1.F1 Feuille1.A62:Feuille1.A62 Feuille1.B62:Feuille1.F6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>
            <draw:frame table:end-cell-address="Feuille1.I86" table:end-x="2.004cm" table:end-y="0.219cm" draw:z-index="4" draw:style-name="gr1" svg:width="20.067cm" svg:height="10.559cm" svg:x="0.002cm" svg:y="0.007cm">
              <draw:object draw:notify-on-update-of-ranges="Feuille1.B1:Feuille1.F1 Feuille1.A60:Feuille1.A60 Feuille1.B60:Feuille1.G60 Feuille1.A61:Feuille1.A61 Feuille1.B61:Feuille1.G6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5">15/12/2009</text:date>, <text:time>23:4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xime Ripard</meta:initial-creator>
    <meta:creation-date>2009-12-13T23:50:48</meta:creation-date>
    <dc:date>2009-12-15T23:45:15</dc:date>
    <dc:creator>Maxime Ripard</dc:creator>
    <meta:editing-duration>PT00H53M13S</meta:editing-duration>
    <meta:editing-cycles>4</meta:editing-cycles>
    <meta:generator>OpenOffice.org/3.1$Linux OpenOffice.org_project/310m19$Build-9420</meta:generator>
    <meta:document-statistic meta:table-count="3" meta:cell-count="9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0.068cm" svg:height="10.56cm" chart:class="chart:line" chart:style-name="ch1">
        <chart:legend chart:legend-position="end" svg:x="17.985cm" svg:y="4.811cm" chart:style-name="ch2"/>
        <chart:plot-area chart:style-name="ch3" table:cell-range-address="Feuille1.A1:Feuille1.G3" chart:data-source-has-labels="both" svg:x="0.401cm" svg:y="0.211cm" svg:width="17.184cm" svg:height="9.927cm">
          <chart:axis chart:dimension="x" chart:name="primary-x" chart:style-name="ch4">
            <chart:categories table:cell-range-address="Feuille1.B1:Feuille1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G2" chart:label-cell-address="Feuille1.A2:Feuille1.A2" chart:class="chart:line">
            <chart:data-point chart:repeated="6"/>
          </chart:series>
          <chart:series chart:style-name="ch7" chart:values-cell-range-address="Feuille1.B3:Feuille1.G3" chart:label-cell-address="Feuille1.A3:Feuille1.A3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1:Feuille1.G1"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  <table:table-cell office:value-type="string">
                <text:p>10000</text:p>
              </table:table-cell>
              <table:table-cell office:value-type="string">
                <text:p>100000</text:p>
              </table:table-cell>
              <table:table-cell office:value-type="string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 text:id="Feuille1.A2:Feuille1.A2">Tableau</text:p>
              </table:table-cell>
              <table:table-cell office:value-type="float" office:value="1394">
                <text:p text:id="Feuille1.B2:Feuille1.G2">1394</text:p>
              </table:table-cell>
              <table:table-cell office:value-type="float" office:value="5246">
                <text:p>5246</text:p>
              </table:table-cell>
              <table:table-cell office:value-type="float" office:value="20399">
                <text:p>20399</text:p>
              </table:table-cell>
              <table:table-cell office:value-type="float" office:value="10543">
                <text:p>10543</text:p>
              </table:table-cell>
              <table:table-cell office:value-type="float" office:value="93602">
                <text:p>93602</text:p>
              </table:table-cell>
              <table:table-cell office:value-type="float" office:value="1210086">
                <text:p>1210086</text:p>
              </table:table-cell>
            </table:table-row>
            <table:table-row>
              <table:table-cell office:value-type="string">
                <text:p text:id="Feuille1.A3:Feuille1.A3">n</text:p>
              </table:table-cell>
              <table:table-cell office:value-type="float" office:value="10">
                <text:p text:id="Feuille1.B3:Feuille1.G3"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2.334cm" svg:height="10.56cm" chart:class="chart:line" chart:style-name="ch1">
        <chart:legend chart:legend-position="end" svg:x="19.836cm" svg:y="4.811cm" chart:style-name="ch2"/>
        <chart:plot-area chart:style-name="ch3" table:cell-range-address="Feuille1.B1:Feuille1.G1 Feuille1.A4:Feuille1.G5" chart:data-source-has-labels="both" svg:x="0.446cm" svg:y="0.211cm" svg:width="18.945cm" svg:height="9.927cm">
          <chart:axis chart:dimension="x" chart:name="primary-x" chart:style-name="ch4">
            <chart:categories table:cell-range-address="Feuille1.B1:Feuille1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4:Feuille1.G4" chart:label-cell-address="Feuille1.A4:Feuille1.A4" chart:class="chart:line">
            <chart:data-point chart:repeated="6"/>
          </chart:series>
          <chart:series chart:style-name="ch7" chart:values-cell-range-address="Feuille1.B5:Feuille1.G5" chart:label-cell-address="Feuille1.A5:Feuille1.A5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1:Feuille1.G1"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  <table:table-cell office:value-type="string">
                <text:p>10000</text:p>
              </table:table-cell>
              <table:table-cell office:value-type="string">
                <text:p>100000</text:p>
              </table:table-cell>
              <table:table-cell office:value-type="string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 text:id="Feuille1.A4:Feuille1.A4">HashTable</text:p>
              </table:table-cell>
              <table:table-cell office:value-type="float" office:value="2479">
                <text:p text:id="Feuille1.B4:Feuille1.G4">2479</text:p>
              </table:table-cell>
              <table:table-cell office:value-type="float" office:value="3557">
                <text:p>3557</text:p>
              </table:table-cell>
              <table:table-cell office:value-type="float" office:value="29014">
                <text:p>29014</text:p>
              </table:table-cell>
              <table:table-cell office:value-type="float" office:value="263472">
                <text:p>263472</text:p>
              </table:table-cell>
              <table:table-cell office:value-type="float" office:value="7651351">
                <text:p>7651351</text:p>
              </table:table-cell>
              <table:table-cell office:value-type="float" office:value="50445473">
                <text:p>50445473</text:p>
              </table:table-cell>
            </table:table-row>
            <table:table-row>
              <table:table-cell office:value-type="string">
                <text:p text:id="Feuille1.A5:Feuille1.A5">50n</text:p>
              </table:table-cell>
              <table:table-cell office:value-type="float" office:value="500">
                <text:p text:id="Feuille1.B5:Feuille1.G5">500</text:p>
              </table:table-cell>
              <table:table-cell office:value-type="float" office:value="5000">
                <text:p>5000</text:p>
              </table:table-cell>
              <table:table-cell office:value-type="float" office:value="50000">
                <text:p>50000</text:p>
              </table:table-cell>
              <table:table-cell office:value-type="float" office:value="500000">
                <text:p>500000</text:p>
              </table:table-cell>
              <table:table-cell office:value-type="float" office:value="5000000">
                <text:p>5000000</text:p>
              </table:table-cell>
              <table:table-cell office:value-type="float" office:value="50000000">
                <text:p>50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0.068cm" svg:height="10.56cm" chart:class="chart:line" chart:style-name="ch1">
        <chart:legend chart:legend-position="end" svg:x="17.985cm" svg:y="4.811cm" chart:style-name="ch2"/>
        <chart:plot-area chart:style-name="ch3" table:cell-range-address="Feuille1.B1:Feuille1.F1 Feuille1.A31:Feuille1.G32" chart:data-source-has-labels="both" svg:x="0.4cm" svg:y="0.212cm" svg:width="17.183cm" svg:height="9.926cm">
          <chart:axis chart:dimension="x" chart:name="primary-x" chart:style-name="ch4">
            <chart:categories table:cell-range-address="Feuille1.B1:Feuille1.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1:Feuille1.G31" chart:label-cell-address="Feuille1.A31:Feuille1.A31" chart:class="chart:line">
            <chart:data-point chart:repeated="6"/>
          </chart:series>
          <chart:series chart:style-name="ch7" chart:values-cell-range-address="Feuille1.B32:Feuille1.G32" chart:label-cell-address="Feuille1.A32:Feuille1.A32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1:Feuille1.F1"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  <table:table-cell office:value-type="string">
                <text:p>10000</text:p>
              </table:table-cell>
              <table:table-cell office:value-type="string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 text:id="Feuille1.A31:Feuille1.A31">Tableau</text:p>
              </table:table-cell>
              <table:table-cell office:value-type="float" office:value="2075">
                <text:p text:id="Feuille1.B31:Feuille1.G31">2075</text:p>
              </table:table-cell>
              <table:table-cell office:value-type="float" office:value="5970">
                <text:p>5970</text:p>
              </table:table-cell>
              <table:table-cell office:value-type="float" office:value="8709">
                <text:p>8709</text:p>
              </table:table-cell>
              <table:table-cell office:value-type="float" office:value="30853">
                <text:p>30853</text:p>
              </table:table-cell>
              <table:table-cell office:value-type="float" office:value="248151">
                <text:p>248151</text:p>
              </table:table-cell>
              <table:table-cell office:value-type="float" office:value="4181309">
                <text:p>4181309</text:p>
              </table:table-cell>
            </table:table-row>
            <table:table-row>
              <table:table-cell office:value-type="string">
                <text:p text:id="Feuille1.A32:Feuille1.A32">n</text:p>
              </table:table-cell>
              <table:table-cell office:value-type="float" office:value="10">
                <text:p text:id="Feuille1.B32:Feuille1.G32"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2.334cm" svg:height="10.56cm" chart:class="chart:line" chart:style-name="ch1">
        <chart:legend chart:legend-position="end" svg:x="19.836cm" svg:y="4.998cm" chart:style-name="ch2"/>
        <chart:plot-area chart:style-name="ch3" table:cell-range-address="Feuille1.B1:Feuille1.G1 Feuille1.A33:Feuille1.G33" chart:data-source-has-labels="both" svg:x="0.446cm" svg:y="0.211cm" svg:width="18.945cm" svg:height="9.927cm">
          <chart:axis chart:dimension="x" chart:name="primary-x" chart:style-name="ch4">
            <chart:categories table:cell-range-address="Feuille1.B1:Feuille1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3:Feuille1.G33" chart:label-cell-address="Feuille1.A33:Feuille1.A33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1:Feuille1.G1"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  <table:table-cell office:value-type="string">
                <text:p>10000</text:p>
              </table:table-cell>
              <table:table-cell office:value-type="string">
                <text:p>100000</text:p>
              </table:table-cell>
              <table:table-cell office:value-type="string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 text:id="Feuille1.A33:Feuille1.A33">HashTable</text:p>
              </table:table-cell>
              <table:table-cell office:value-type="float" office:value="1470">
                <text:p text:id="Feuille1.B33:Feuille1.G33">1470</text:p>
              </table:table-cell>
              <table:table-cell office:value-type="float" office:value="1424">
                <text:p>1424</text:p>
              </table:table-cell>
              <table:table-cell office:value-type="float" office:value="1549">
                <text:p>1549</text:p>
              </table:table-cell>
              <table:table-cell office:value-type="float" office:value="1183">
                <text:p>1183</text:p>
              </table:table-cell>
              <table:table-cell office:value-type="float" office:value="5847">
                <text:p>5847</text:p>
              </table:table-cell>
              <table:table-cell office:value-type="float" office:value="8487">
                <text:p>84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0.068cm" svg:height="10.56cm" chart:class="chart:line" chart:style-name="ch1">
        <chart:legend chart:legend-position="end" svg:x="17.985cm" svg:y="4.811cm" chart:style-name="ch2"/>
        <chart:plot-area chart:style-name="ch3" table:cell-range-address="Feuille1.B1:Feuille1.F1 Feuille1.A60:Feuille1.G61" chart:data-source-has-labels="both" svg:x="0.401cm" svg:y="0.211cm" svg:width="17.184cm" svg:height="9.927cm">
          <chart:axis chart:dimension="x" chart:name="primary-x" chart:style-name="ch4">
            <chart:categories table:cell-range-address="Feuille1.B1:Feuille1.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60:Feuille1.G60" chart:label-cell-address="Feuille1.A60:Feuille1.A60" chart:class="chart:line">
            <chart:data-point chart:repeated="6"/>
          </chart:series>
          <chart:series chart:style-name="ch7" chart:values-cell-range-address="Feuille1.B61:Feuille1.G61" chart:label-cell-address="Feuille1.A61:Feuille1.A6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1:Feuille1.F1"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  <table:table-cell office:value-type="string">
                <text:p>10000</text:p>
              </table:table-cell>
              <table:table-cell office:value-type="string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 text:id="Feuille1.A60:Feuille1.A60">Tableau</text:p>
              </table:table-cell>
              <table:table-cell office:value-type="float" office:value="1545">
                <text:p text:id="Feuille1.B60:Feuille1.G60">1545</text:p>
              </table:table-cell>
              <table:table-cell office:value-type="float" office:value="3652">
                <text:p>3652</text:p>
              </table:table-cell>
              <table:table-cell office:value-type="float" office:value="5024">
                <text:p>5024</text:p>
              </table:table-cell>
              <table:table-cell office:value-type="float" office:value="30378">
                <text:p>30378</text:p>
              </table:table-cell>
              <table:table-cell office:value-type="float" office:value="239235">
                <text:p>239235</text:p>
              </table:table-cell>
              <table:table-cell office:value-type="float" office:value="4828969">
                <text:p>4828969</text:p>
              </table:table-cell>
            </table:table-row>
            <table:table-row>
              <table:table-cell office:value-type="string">
                <text:p text:id="Feuille1.A61:Feuille1.A61">n</text:p>
              </table:table-cell>
              <table:table-cell office:value-type="float" office:value="10">
                <text:p text:id="Feuille1.B61:Feuille1.G61"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2.334cm" svg:height="10.56cm" chart:class="chart:line" chart:style-name="ch1">
        <chart:legend chart:legend-position="end" svg:x="19.836cm" svg:y="4.998cm" chart:style-name="ch2"/>
        <chart:plot-area chart:style-name="ch3" table:cell-range-address="Feuille1.B1:Feuille1.F1 Feuille1.A62:Feuille1.F62" chart:data-source-has-labels="both" svg:x="0.446cm" svg:y="0.211cm" svg:width="18.945cm" svg:height="9.927cm">
          <chart:axis chart:dimension="x" chart:name="primary-x" chart:style-name="ch4">
            <chart:categories table:cell-range-address="Feuille1.B1:Feuille1.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62:Feuille1.F62" chart:label-cell-address="Feuille1.A62:Feuille1.A6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1:Feuille1.F1"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  <table:table-cell office:value-type="string">
                <text:p>10000</text:p>
              </table:table-cell>
              <table:table-cell office:value-type="string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 text:id="Feuille1.A62:Feuille1.A62">HashTable</text:p>
              </table:table-cell>
              <table:table-cell office:value-type="float" office:value="1015">
                <text:p text:id="Feuille1.B62:Feuille1.F62">1015</text:p>
              </table:table-cell>
              <table:table-cell office:value-type="float" office:value="959">
                <text:p>959</text:p>
              </table:table-cell>
              <table:table-cell office:value-type="float" office:value="967">
                <text:p>967</text:p>
              </table:table-cell>
              <table:table-cell office:value-type="float" office:value="880">
                <text:p>880</text:p>
              </table:table-cell>
              <table:table-cell office:value-type="float" office:value="3543">
                <text:p>35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